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ource_20_Text">@RequiredArgsConstructor</text:span>는 Lombok 라이브러리에서 제공하는 애너테이션으로, <text:span text:style-name="Source_20_Text">final</text:span> 또는 <text:span text:style-name="Source_20_Text">@NonNull</text:span>이 붙은 필드들에 대해 자동으로 생성자를 생성해주는 기능을 합니다. 이 애너테이션을 사용하지 않고 Spring Boot에서 필요한 의존성을 주입하려면, 다음과 같은 방법들을 사용할 수 있습니다.</text:p>
      <text:h text:style-name="Heading_20_3" text:outline-level="3">1. <text:span text:style-name="Strong_20_Emphasis">명시적으로 생성자 작성하기</text:span></text:h>
      <text:p text:style-name="Text_20_body"><text:span text:style-name="Source_20_Text">@RequiredArgsConstructor</text:span>를 사용하지 않으면 직접 생성자를 작성하여 필요한 의존성을 주입할 수 있습니다.</text:p>
      <text:p text:style-name="Preformatted_20_Text">java</text:p>
      <text:p text:style-name="Preformatted_20_Text">코드 복사</text:p>
      <text:p text:style-name="P1"><text:span text:style-name="Source_20_Text">@Service</text:span></text:p>
      <text:p text:style-name="P1"><text:span text:style-name="Source_20_Text">public class MyService {</text:span></text:p>
      <text:p text:style-name="P1"/>
      <text:p text:style-name="P1"><text:span text:style-name="Source_20_Text"><text:s text:c="4"/>private final MyRepository myRepository;</text:span></text:p>
      <text:p text:style-name="P1"/>
      <text:p text:style-name="P1"><text:span text:style-name="Source_20_Text"><text:s text:c="4"/>public MyService(MyRepository myRepository) {</text:span></text:p>
      <text:p text:style-name="P1"><text:span text:style-name="Source_20_Text"><text:s text:c="8"/>this.myRepository = myRepository;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// 비즈니스 로직 메서드</text:span></text:p>
      <text:p text:style-name="P2"><text:span text:style-name="Source_20_Text">}</text:span></text:p>
      <text:h text:style-name="Heading_20_3" text:outline-level="3">2. <text:span text:style-name="Strong_20_Emphasis"><text:span text:style-name="Source_20_Text">@Autowired</text:span></text:span><text:span text:style-name="Strong_20_Emphasis"> 애너테이션 사용하기</text:span></text:h>
      <text:p text:style-name="Text_20_body">생성자 주입 대신 <text:span text:style-name="Source_20_Text">@Autowired</text:span> 애너테이션을 사용할 수도 있습니다. 생성자에 <text:span text:style-name="Source_20_Text">@Autowired</text:span>를 붙여 의존성을 자동으로 주입받을 수 있습니다.</text:p>
      <text:p text:style-name="Preformatted_20_Text">java</text:p>
      <text:p text:style-name="Preformatted_20_Text">코드 복사</text:p>
      <text:p text:style-name="P1"><text:span text:style-name="Source_20_Text">@Service</text:span></text:p>
      <text:p text:style-name="P1"><text:span text:style-name="Source_20_Text">public class MyService {</text:span></text:p>
      <text:p text:style-name="P1"/>
      <text:p text:style-name="P1"><text:span text:style-name="Source_20_Text"><text:s text:c="4"/>private final MyRepository myRepository;</text:span></text:p>
      <text:p text:style-name="P1"/>
      <text:p text:style-name="P1"><text:span text:style-name="Source_20_Text"><text:s text:c="4"/>@Autowired</text:span></text:p>
      <text:p text:style-name="P1"><text:span text:style-name="Source_20_Text"><text:s text:c="4"/>public MyService(MyRepository myRepository) {</text:span></text:p>
      <text:p text:style-name="P1"><text:span text:style-name="Source_20_Text"><text:s text:c="8"/>this.myRepository = myRepository;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// 비즈니스 로직 메서드</text:span></text:p>
      <text:p text:style-name="P2"><text:span text:style-name="Source_20_Text">}</text:span></text:p>
      <text:p text:style-name="Text_20_body">Spring 4.3 이후로는 생성자가 하나뿐인 경우, <text:span text:style-name="Source_20_Text">@Autowired</text:span> 애너테이션을 생략할 수 있습니다. 따라서 직접 생성자를 정의하는 것만으로도 의존성 주입이 가능합니다.</text:p>
      <text:h text:style-name="Heading_20_3" text:outline-level="3">3. <text:span text:style-name="Strong_20_Emphasis">필드 주입 사용하기</text:span></text:h>
      <text:p text:style-name="Text_20_body">필드 주입을 통해 직접 필드에 <text:span text:style-name="Source_20_Text">@Autowired</text:span>를 붙여서 의존성을 주입할 수도 있습니다. 다만, 이 방법은 테스트가 어렵고, 순환 의존성 문제를 유발할 수 있어 일반적으로 권장되지 않습니다.</text:p>
      <text:p text:style-name="Preformatted_20_Text">java</text:p>
      <text:p text:style-name="Preformatted_20_Text"><text:soft-page-break/>코드 복사</text:p>
      <text:p text:style-name="P1"><text:span text:style-name="Source_20_Text">@Service</text:span></text:p>
      <text:p text:style-name="P1"><text:span text:style-name="Source_20_Text">public class MyService {</text:span></text:p>
      <text:p text:style-name="P1"/>
      <text:p text:style-name="P1"><text:span text:style-name="Source_20_Text"><text:s text:c="4"/>@Autowired</text:span></text:p>
      <text:p text:style-name="P1"><text:span text:style-name="Source_20_Text"><text:s text:c="4"/>private MyRepository myRepository;</text:span></text:p>
      <text:p text:style-name="P1"/>
      <text:p text:style-name="P1"><text:span text:style-name="Source_20_Text"><text:s text:c="4"/>// 비즈니스 로직 메서드</text:span></text:p>
      <text:p text:style-name="P2"><text:span text:style-name="Source_20_Text">}</text:span></text:p>
      <text:h text:style-name="Heading_20_3" text:outline-level="3">결론</text:h>
      <text:p text:style-name="Text_20_body"><text:span text:style-name="Source_20_Text">@RequiredArgsConstructor</text:span>를 사용하지 않아도 직접 생성자를 작성하거나 <text:span text:style-name="Source_20_Text">@Autowired</text:span>를 사용해 의존성을 주입할 수 있습니다. 이 중에서 생성자 주입 방식을 사용하는 것이 더 안전하고 테스트 가능성이 높아 권장됩니다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8-19T20:04:56.42</meta:creation-date>
    <meta:document-statistic meta:table-count="0" meta:image-count="0" meta:object-count="0" meta:page-count="2" meta:paragraph-count="39" meta:word-count="528" meta:character-count="1247"/>
    <dc:date>2024-08-19T20:05:11.04</dc:date>
    <meta:editing-duration>PT14S</meta:editing-duration>
    <meta:editing-cycles>1</meta:editing-cycles>
    <meta:generator>OpenOffice/4.1.15$Win32 OpenOffice.org_project/4115m2$Build-9813</meta:generator>
  </office:meta>
</office:document-meta>
</file>